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MT" svg:font-family="ArialMT"/>
    <style:font-face style:name="Arial" svg:font-family="Arial" style:font-family-generic="swiss"/>
    <style:font-face style:name="ArialMT1" svg:font-family="ArialMT"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1f80b6" officeooo:paragraph-rsid="00070d88"/>
    </style:style>
    <style:style style:name="P2" style:family="paragraph" style:parent-style-name="Standard">
      <style:text-properties fo:language="fr" fo:country="FR" officeooo:rsid="00277a87" officeooo:paragraph-rsid="00277a87"/>
    </style:style>
    <style:style style:name="P3" style:family="paragraph" style:parent-style-name="Standard">
      <style:text-properties fo:language="fr" fo:country="FR" officeooo:rsid="00277a87" officeooo:paragraph-rsid="003cc4d0"/>
    </style:style>
    <style:style style:name="P4" style:family="paragraph" style:parent-style-name="Standard">
      <style:text-properties fo:language="fr" fo:country="FR" style:text-underline-style="solid" style:text-underline-width="auto" style:text-underline-color="font-color" fo:font-weight="bold" officeooo:rsid="001cf894" officeooo:paragraph-rsid="002e7726" style:font-weight-asian="bold" style:font-weight-complex="bold"/>
    </style:style>
    <style:style style:name="P5" style:family="paragraph" style:parent-style-name="Standard">
      <style:text-properties fo:language="fr" fo:country="FR" officeooo:rsid="001cf894" officeooo:paragraph-rsid="002e7726"/>
    </style:style>
    <style:style style:name="P6" style:family="paragraph" style:parent-style-name="Standard">
      <style:text-properties fo:language="fr" fo:country="FR" officeooo:rsid="002f517a" officeooo:paragraph-rsid="002f517a"/>
    </style:style>
    <style:style style:name="P7" style:family="paragraph" style:parent-style-name="Standard">
      <style:text-properties fo:language="fr" fo:country="FR" style:text-underline-style="none" officeooo:rsid="001f80b6" officeooo:paragraph-rsid="002acdc0"/>
    </style:style>
    <style:style style:name="P8" style:family="paragraph" style:parent-style-name="Standard">
      <style:text-properties fo:language="fr" fo:country="FR" officeooo:rsid="005ba5e6" officeooo:paragraph-rsid="005ba5e6"/>
    </style:style>
    <style:style style:name="P9" style:family="paragraph" style:parent-style-name="Standard">
      <style:text-properties fo:language="fr" fo:country="FR" officeooo:rsid="005ca3f2" officeooo:paragraph-rsid="005ca3f2"/>
    </style:style>
    <style:style style:name="P10" style:family="paragraph" style:parent-style-name="Standard">
      <style:paragraph-properties fo:text-align="center" style:justify-single-word="false"/>
      <style:text-properties officeooo:paragraph-rsid="004df3ca"/>
    </style:style>
    <style:style style:name="P11" style:family="paragraph" style:parent-style-name="Text_20_body">
      <style:text-properties fo:language="fr" fo:country="FR" officeooo:rsid="001f80b6" officeooo:paragraph-rsid="003f0b3b"/>
    </style:style>
    <style:style style:name="P12" style:family="paragraph" style:parent-style-name="Text_20_body">
      <style:text-properties fo:language="fr" fo:country="FR" officeooo:rsid="0051e6ba" officeooo:paragraph-rsid="0051e6ba"/>
    </style:style>
    <style:style style:name="P13" style:family="paragraph" style:parent-style-name="Text_20_body">
      <style:text-properties fo:language="fr" fo:country="FR" officeooo:rsid="0056c24a" officeooo:paragraph-rsid="0056c24a"/>
    </style:style>
    <style:style style:name="P14" style:family="paragraph" style:parent-style-name="Text_20_body">
      <style:text-properties fo:language="fr" fo:country="FR" officeooo:rsid="00583e69" officeooo:paragraph-rsid="00583e69"/>
    </style:style>
    <style:style style:name="P15" style:family="paragraph" style:parent-style-name="Text_20_body">
      <style:text-properties style:font-name="ArialMT" fo:font-size="12pt"/>
    </style:style>
    <style:style style:name="P16" style:family="paragraph" style:parent-style-name="Text_20_body">
      <style:text-properties style:font-name="ArialMT" fo:font-size="12pt" fo:language="fr" fo:country="FR" officeooo:rsid="001f80b6" officeooo:paragraph-rsid="003f0b3b"/>
    </style:style>
    <style:style style:name="P17" style:family="paragraph" style:parent-style-name="Text_20_body">
      <style:text-properties style:font-name="ArialMT" fo:font-size="12pt" fo:language="fr" fo:country="FR" officeooo:rsid="001f80b6" officeooo:paragraph-rsid="00505bdb"/>
    </style:style>
    <style:style style:name="P18" style:family="paragraph" style:parent-style-name="Text_20_body">
      <style:text-properties style:font-name="ArialMT" fo:font-size="12pt" fo:language="fr" fo:country="FR" officeooo:rsid="0051e6ba" officeooo:paragraph-rsid="0051e6ba"/>
    </style:style>
    <style:style style:name="P19" style:family="paragraph" style:parent-style-name="Text_20_body">
      <style:text-properties style:font-name="ArialMT" fo:font-size="12pt" fo:language="fr" fo:country="FR" officeooo:rsid="00583e69" officeooo:paragraph-rsid="00583e69"/>
    </style:style>
    <style:style style:name="P20" style:family="paragraph" style:parent-style-name="Text_20_body">
      <style:text-properties style:font-name="ArialMT" fo:font-size="12pt" officeooo:rsid="0056c24a" officeooo:paragraph-rsid="0056c24a"/>
    </style:style>
    <style:style style:name="P21" style:family="paragraph" style:parent-style-name="Text_20_body">
      <style:text-properties style:font-name="ArialMT" fo:font-size="12pt" officeooo:paragraph-rsid="0051e6ba"/>
    </style:style>
    <style:style style:name="P22" style:family="paragraph" style:parent-style-name="Text_20_body">
      <style:text-properties style:font-name="Arial1" fo:font-size="12pt" fo:language="fr" fo:country="FR" fo:font-style="italic" officeooo:rsid="001f80b6" officeooo:paragraph-rsid="003f0b3b"/>
    </style:style>
    <style:style style:name="P23" style:family="paragraph" style:parent-style-name="Text_20_body">
      <style:text-properties officeooo:paragraph-rsid="0056c24a"/>
    </style:style>
    <style:style style:name="P24" style:family="paragraph" style:parent-style-name="Text_20_body">
      <style:text-properties officeooo:rsid="0056c24a" officeooo:paragraph-rsid="0056c24a"/>
    </style:style>
    <style:style style:name="P25" style:family="paragraph" style:parent-style-name="Standard" style:list-style-name="L1">
      <style:text-properties fo:language="fr" fo:country="FR" style:text-underline-style="none" officeooo:rsid="00277a87" officeooo:paragraph-rsid="003cc4d0"/>
    </style:style>
    <style:style style:name="P26" style:family="paragraph" style:parent-style-name="Standard" style:list-style-name="L1">
      <style:text-properties fo:language="fr" fo:country="FR" style:text-underline-style="none" officeooo:rsid="0029d9c5" officeooo:paragraph-rsid="0029d9c5"/>
    </style:style>
    <style:style style:name="P27" style:family="paragraph" style:parent-style-name="Standard" style:list-style-name="L1">
      <style:text-properties fo:language="fr" fo:country="FR" style:text-underline-style="none" officeooo:rsid="002acdc0" officeooo:paragraph-rsid="002acdc0"/>
    </style:style>
    <style:style style:name="P28" style:family="paragraph" style:parent-style-name="Standard">
      <style:text-properties fo:language="fr" fo:country="FR" officeooo:rsid="003cc4d0" officeooo:paragraph-rsid="003cc4d0"/>
    </style:style>
    <style:style style:name="P29" style:family="paragraph" style:parent-style-name="Standard">
      <style:text-properties fo:language="fr" fo:country="FR" officeooo:rsid="005e3dc6" officeooo:paragraph-rsid="005e3dc6"/>
    </style:style>
    <style:style style:name="P30" style:family="paragraph" style:parent-style-name="Standard">
      <style:text-properties fo:language="fr" fo:country="FR" officeooo:rsid="002f517a" officeooo:paragraph-rsid="002f517a"/>
    </style:style>
    <style:style style:name="P31" style:family="paragraph" style:parent-style-name="Standard">
      <style:text-properties fo:language="fr" fo:country="FR" officeooo:rsid="002f517a" officeooo:paragraph-rsid="005e3dc6"/>
    </style:style>
    <style:style style:name="P32" style:family="paragraph" style:parent-style-name="Text_20_body">
      <style:text-properties fo:language="fr" fo:country="FR" officeooo:rsid="0056c24a" officeooo:paragraph-rsid="005e3dc6"/>
    </style:style>
    <style:style style:name="T1" style:family="text">
      <style:text-properties style:font-name="ArialMT" fo:font-size="12pt"/>
    </style:style>
    <style:style style:name="T2" style:family="text">
      <style:text-properties style:font-name="ArialMT" fo:font-size="12pt" fo:language="fr" fo:country="FR" officeooo:rsid="0051e6ba"/>
    </style:style>
    <style:style style:name="T3" style:family="text">
      <style:text-properties fo:language="fr" fo:country="FR" officeooo:rsid="00070d88"/>
    </style:style>
    <style:style style:name="T4" style:family="text">
      <style:text-properties fo:language="fr" fo:country="FR" officeooo:rsid="004b6021"/>
    </style:style>
    <style:style style:name="T5" style:family="text">
      <style:text-properties style:font-name="Arial1" fo:font-size="12pt" fo:font-weight="normal" style:font-size-asian="12pt" style:font-weight-asian="normal" style:font-size-complex="12pt" style:font-weight-complex="normal"/>
    </style:style>
    <style:style style:name="T6" style:family="text">
      <style:text-properties style:font-name="Arial1" fo:font-size="12pt" fo:font-weight="bold" officeooo:rsid="0051e6ba" fo:background-color="#ffffff" loext:char-shading-value="0"/>
    </style:style>
    <style:style style:name="T7" style:family="text">
      <style:text-properties officeooo:rsid="00539831"/>
    </style:style>
    <style:style style:name="T8" style:family="text">
      <style:text-properties officeooo:rsid="00583e69"/>
    </style:style>
    <style:style style:name="T9" style:family="text">
      <style:text-properties fo:font-weight="bold" officeooo:rsid="00539831" style:font-weight-asian="bold" style:font-weight-complex="bold"/>
    </style:style>
    <style:style style:name="T10" style:family="text">
      <style:text-properties fo:font-weight="bold" officeooo:rsid="005c87fc" style:font-weight-asian="bold" style:font-weight-complex="bold"/>
    </style:style>
    <style:style style:name="T11" style:family="text">
      <style:text-properties officeooo:rsid="005e3dc6"/>
    </style:style>
    <style:style style:name="T12" style:family="text">
      <style:text-properties fo:color="#000000" style:font-name="ArialMT1" fo:font-size="12pt"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Rapport de stage – </text:span><text:span text:style-name="T4">Thomas ABGRALL (</text:span><text:span text:style-name="T5">JTEKT HPI</text:span><text:span text:style-name="T4">)</text:span></text:p>
      <text:p text:style-name="P1"/>
      <text:p text:style-name="P16">Tuteur industriel : Franck PLARD</text:p>
      <text:p text:style-name="P16">Ainsi que Franck Harault et tout le service automatisme </text:p>
      <text:p text:style-name="P16"/>
      <text:p text:style-name="P11"><text:span text:style-name="T1">Ma mission au sein de HPI consiste à réaliser l</text:span>’<text:span text:style-name="T1">étude, la réalisation et mise en œuvre d’un système de traçabilité de pièce le long de leur fabrication et en conserver une trace informatique. </text:span></text:p>
      <text:p text:style-name="P22">Groupe électropompe (GEP)</text:p>
      <text:p text:style-name="P16">La société HPI (Hydraulique Pompe Industrielle) </text:p>
      <text:p text:style-name="P17">M. Franck Harault est le responsable de cette section et responsable de mon projet. Il dépend M. Jean-François Lavigne, responsable de service méthode.</text:p>
      <text:p text:style-name="P17">M. Franck Plard est pilot automaticien et mon responsable industriel. </text:p>
      <text:p text:style-name="P11"/>
      <text:p text:style-name="P12">Cahier des charges</text:p>
      <text:p text:style-name="P12"><text:span text:style-name="T1">La première mission de la traçabilité est d</text:span>’<text:span text:style-name="T1">assurer le bon déroulement du processus d’assemblage en contrôlant l’accès aux différents postes.<text:line-break/>Le second point est de pouvoir retrouver l’historique du produit en cas de retour client, pour cela nous allons faire une fiche pour chacun des produits assemblés et la sauvegarder dans une base de données. </text:span></text:p>
      <text:p text:style-name="P18"/>
      <text:p text:style-name="P18">La ligne se nomme MA2 (Montage Automobile 2).</text:p>
      <text:p text:style-name="P20">Page 14</text:p>
      <text:p text:style-name="P21">Une fois les données issues du gravage sont reçues dans le concentrateur, il édite une fiche numérique pour le produit créé. Cette fiche est unique grâce à son identifiant (Date, heure, numéro manifold).<text:line-break/>L’afficheur du poste (IHM ProFace) affiche le numéro de manifold qui a été gravé et le renseigne sur la feuille de suivi. </text:p>
      <text:p text:style-name="P15">Chaque fois qu’un manifold est gravé, une nouvelle fiche produit lui est associée. </text:p>
      <text:p text:style-name="P23"><text:span text:style-name="T2">- </text:span><text:span text:style-name="T1">automate concentrateur.</text:span></text:p>
      <text:p text:style-name="P21"/>
      <text:p text:style-name="P20">REALISATION (Page 24) Prototype</text:p>
      <text:p text:style-name="P20"/>
      <text:p text:style-name="P24"><text:span text:style-name="T1">La réalisation a commencé alors que l’étude n’était pas finie, ce qui n’est pas conseillé mais j’y étais contraint. On m’a demandé de travailler sur la faisabilité de la communication entre automate et sur l’utilisation des douchettes. Je n’étais pas complétement contre car cela m’a permis d’entrevoir des solutions techniques à de futurs problèmes techniques qui se profileront </text:span><text:soft-page-break/><text:span text:style-name="T1">pour la suite du projet.<text:line-break/>Au final, j’ai réalisé la programmation dans le concentrateur de la gestion du poste de </text:span></text:p>
      <text:p text:style-name="Text_20_body"><text:span text:style-name="T1">gravage et du poste PP10. Puis la programmation des automates de traçabilité du poste de gravage et du PP10. Ces programmes serviront de modèle pour réaliser les postes suivants. </text:span></text:p>
      <text:p text:style-name="P32">Présenter la liaison entre un GRAFCET et la logique programmée utilisée <text:span text:style-name="T8">(</text:span><text:span text:style-name="T6">SCL (Structured Control Language) </text:span><text:span text:style-name="T8">)</text:span></text:p>
      <text:p text:style-name="P13"/>
      <text:p text:style-name="P14">INTERFACE (IHM)</text:p>
      <text:p text:style-name="P19">J’ai contribué à la réalisation d’une interface sur l’ordinateur de la baie informatique offrant une supervision de la ligne d’un point de vue traçabilité. C’est interface réalisée avec IWS permet de visualiser les fiches produits en cours et celles qui sont dans la base de données. L’interface indique également l’état des connexions des automates dans le réseau. Il y a la page maintenance où on trouve les étapes auxquelles les automates se trouvent au niveau programme. Voici les deux pages de l’interface. </text:p>
      <text:p text:style-name="P14"/>
      <text:p text:style-name="P14">SOUS-TRAITANCE</text:p>
      <text:p text:style-name="P19">Puis vint le jour où un technicien de chez INEO arriva pour faire les modifications dans les armoires. J’ai suivi ces travaux en lui laissant un minimum de confiance. Mais après son départ au premier jour j’ai constaté que de nombreuses erreurs ont </text:p>
      <text:p text:style-name="Text_20_body"><text:span text:style-name="T1">été commise : non-respect du schéma électrique, inversion des pôles + et </text:span>– <text:span text:style-name="T1">d’une alimentation, repère de files, non-respect du code couleur de câblage. </text:span></text:p>
      <text:p text:style-name="P15">Après avoir constaté cette surprise j’ai rédigé une liste de correction que j’ai présenté au technicien le lendemain. Finalement, toutes les armoires ont pu être bien câblées. </text:p>
      <text:p text:style-name="P14"/>
      <text:p text:style-name="P2">Les principaux points du cahier des charges</text:p>
      <text:p text:style-name="P3"/>
      <text:list xml:id="list4282833894" text:style-name="L1">
        <text:list-item>
          <text:p text:style-name="P25">Critères de choix</text:p>
        </text:list-item>
        <text:list-item>
          <text:p text:style-name="P26">Procédures de tests</text:p>
        </text:list-item>
        <text:list-item>
          <text:p text:style-name="P27">Problèmes rencontrés</text:p>
        </text:list-item>
      </text:list>
      <text:p text:style-name="P7"/>
      <text:p text:style-name="P4">Remarques</text:p>
      <text:p text:style-name="P5"/>
      <text:p text:style-name="P28">Rapport <text:span text:style-name="T11">assez </text:span>intéressant <text:span text:style-name="T11">mais auquel il manque certaines précisions ou commentaires pour mieux comprendre (Exemple sens de lecture de diagrammes, etc)</text:span></text:p>
      <text:p text:style-name="P28"/>
      <text:p text:style-name="P29">Simon JONCOUR R :<text:span text:style-name="T12">13 – P :12 – T :15 (13,3 / 20)</text:span></text:p>
      <text:p text:style-name="P6"/>
      <text:p text:style-name="P6"/>
      <text:p text:style-name="P8">Exemple de programmation ?</text:p>
      <text:p text:style-name="P31">Rapport : 1<text:span text:style-name="T7">2-</text:span><text:span text:style-name="T9">13</text:span><text:span text:style-name="T10">+</text:span> /20</text:p>
      <text:p text:style-name="P9"><text:span text:style-name="T11">Thomas ABGRALL </text:span>R:12 - P:14,5 <text:s/>- T:1<text:span text:style-name="T11">4 (13,5 / 20)</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MT" svg:font-family="ArialMT"/>
    <style:font-face style:name="Arial" svg:font-family="Arial" style:font-family-generic="swiss"/>
    <style:font-face style:name="ArialMT1" svg:font-family="ArialMT"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ERCIER</meta:initial-creator>
    <meta:creation-date>2015-08-20T15:42:23.819695453</meta:creation-date>
    <dc:date>2018-08-27T16:37:18.327655798</dc:date>
    <dc:creator>Philippe MERCIER</dc:creator>
    <meta:editing-duration>PT10H2M53S</meta:editing-duration>
    <meta:editing-cycles>77</meta:editing-cycles>
    <meta:generator>LibreOffice/6.0.5.2$MacOSX_X86_64 LibreOffice_project/54c8cbb85f300ac59db32fe8a675ff7683cd5a16</meta:generator>
    <meta:document-statistic meta:table-count="0" meta:image-count="0" meta:object-count="0" meta:page-count="2" meta:paragraph-count="35" meta:word-count="609" meta:character-count="3804" meta:non-whitespace-character-count="3215"/>
  </office:meta>
</office:document-meta>
</file>